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diagonal-bl-tr="none" style:diagonal-tl-br="none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999999" style:vertical-align="middle"/>
      <style:paragraph-properties fo:text-align="start" fo:margin-left="0in"/>
      <style:text-properties style:font-name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8in" svg:height="3.5386in" svg:x="0.1843in" svg:y="2.2091in">
            <draw:object draw:notify-on-update-of-ranges="Sheet1.A2:Sheet1.A9 Sheet1.B1:Sheet1.B1 Sheet1.B2:Sheet1.B9 Sheet1.C1:Sheet1.C1 Sheet1.C2:Sheet1.C9 Sheet1.D1:Sheet1.D1 Sheet1.D2:Sheet1.D4 Sheet1.E1:Sheet1.E1 Sheet1.E2:Sheet1.E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<text:s/>Размерность</text:p>
          </table:table-cell>
          <table:table-cell table:style-name="ce3" office:value-type="string" calcext:value-type="string">
            <text:p>C++ simple &amp; OpenMP</text:p>
          </table:table-cell>
          <table:table-cell table:style-name="ce3" office:value-type="string" calcext:value-type="string">
            <text:p>C++ vectorized &amp; OpenMP</text:p>
          </table:table-cell>
          <table:table-cell table:style-name="ce3" office:value-type="string" calcext:value-type="string">
            <text:p>Julia simple</text:p>
          </table:table-cell>
          <table:table-cell table:style-name="ce3" office:value-type="string" calcext:value-type="string">
            <text:p>Julia vectorized</text:p>
          </table:table-cell>
          <table:table-cell table:style-name="ce3" office:value-type="string" calcext:value-type="string">
            <text:p>Julia standart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426.25" calcext:value-type="float">
            <text:p>426.25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18.25" calcext:value-type="float">
            <text:p>18.25</text:p>
          </table:table-cell>
          <table:table-cell office:value-type="float" office:value="441.75" calcext:value-type="float">
            <text:p>441.75</text:p>
          </table:table-cell>
          <table:table-cell office:value-type="float" office:value="437.75" calcext:value-type="float">
            <text:p>437.75</text:p>
          </table:table-cell>
          <table:table-cell office:value-type="float" office:value="85.75" calcext:value-type="float">
            <text:p>85.7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94" calcext:value-type="float">
            <text:p>1494</text:p>
          </table:table-cell>
          <table:table-cell office:value-type="float" office:value="441.5" calcext:value-type="float">
            <text:p>441.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72.75" calcext:value-type="float">
            <text:p>172.75</text:p>
          </table:table-cell>
          <table:table-cell office:value-type="float" office:value="156.5" calcext:value-type="float">
            <text:p>156.5</text:p>
          </table:table-cell>
          <table:table-cell office:value-type="float" office:value="3457" calcext:value-type="float">
            <text:p>3457</text:p>
          </table:table-cell>
          <table:table-cell office:value-type="float" office:value="442.25" calcext:value-type="float">
            <text:p>442.25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360.5" calcext:value-type="float">
            <text:p>360.5</text:p>
          </table:table-cell>
          <table:table-cell office:value-type="float" office:value="280" calcext:value-type="float">
            <text:p>280</text:p>
          </table:table-cell>
          <table:table-cell office:value-type="float" office:value="7567.5" calcext:value-type="float">
            <text:p>7567.5</text:p>
          </table:table-cell>
          <table:table-cell office:value-type="float" office:value="449.25" calcext:value-type="float">
            <text:p>449.25</text:p>
          </table:table-cell>
          <table:table-cell office:value-type="float" office:value="193.75" calcext:value-type="float">
            <text:p>193.75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559" calcext:value-type="float">
            <text:p>559</text:p>
          </table:table-cell>
          <table:table-cell office:value-type="float" office:value="444.5" calcext:value-type="float">
            <text:p>444.5</text:p>
          </table:table-cell>
          <table:table-cell office:value-type="float" office:value="9095" calcext:value-type="float">
            <text:p>9095</text:p>
          </table:table-cell>
          <table:table-cell office:value-type="float" office:value="623.5" calcext:value-type="float">
            <text:p>623.5</text:p>
          </table:table-cell>
          <table:table-cell office:value-type="float" office:value="261.25" calcext:value-type="float">
            <text:p>261.25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816.25" calcext:value-type="float">
            <text:p>816.25</text:p>
          </table:table-cell>
          <table:table-cell office:value-type="float" office:value="641.75" calcext:value-type="float">
            <text:p>641.75</text:p>
          </table:table-cell>
          <table:table-cell office:value-type="float" office:value="15882" calcext:value-type="float">
            <text:p>15882</text:p>
          </table:table-cell>
          <table:table-cell office:value-type="float" office:value="739.25" calcext:value-type="float">
            <text:p>739.25</text:p>
          </table:table-cell>
          <table:table-cell office:value-type="float" office:value="349.5" calcext:value-type="float">
            <text:p>349.5</text:p>
          </table:table-cell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1069" calcext:value-type="float">
            <text:p>1069</text:p>
          </table:table-cell>
          <table:table-cell office:value-type="float" office:value="852.75" calcext:value-type="float">
            <text:p>852.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03:59:51.141153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02:40:58.532063865</meta:creation-date>
    <dc:date>2020-10-10T03:59:04.455541677</dc:date>
    <meta:editing-duration>PT16M33S</meta:editing-duration>
    <meta:editing-cycles>3</meta:editing-cycles>
    <meta:generator>LibreOffice/6.4.6.2$Linux_X86_64 LibreOffice_project/40$Build-2</meta:generator>
    <meta:document-statistic meta:table-count="1" meta:cell-count="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line" chart:style-name="ch1">
        <chart:legend chart:legend-position="end" svg:x="10.512cm" svg:y="3.199cm" style:legend-expansion="high" chart:style-name="ch2"/>
        <chart:plot-area chart:style-name="ch3" table:cell-range-address="Sheet1.A2:Sheet1.C9 Sheet1.B1:Sheet1.F1 Sheet1.D2:Sheet1.D4 Sheet1.E2:Sheet1.F9" chart:data-source-has-labels="both" svg:x="0.32cm" svg:y="0.179cm" svg:width="9.872cm" svg:height="8.631cm">
          <chartooo:coordinate-region svg:x="1.127cm" svg:y="0.378cm" svg:width="8.415cm" svg:height="7.785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line">
            <chart:data-point chart:repeated="8"/>
          </chart:series>
          <chart:series chart:style-name="ch8" chart:values-cell-range-address="Sheet1.C2:Sheet1.C9" chart:label-cell-address="Sheet1.C1:Sheet1.C1" chart:class="chart:line">
            <chart:data-point chart:repeated="8"/>
          </chart:series>
          <chart:series chart:style-name="ch9" chart:values-cell-range-address="Sheet1.D2:Sheet1.D4" chart:label-cell-address="Sheet1.D1:Sheet1.D1" chart:class="chart:line">
            <chart:data-point chart:repeated="3"/>
          </chart:series>
          <chart:series chart:style-name="ch9" chart:values-cell-range-address="Sheet1.E2:Sheet1.E9" chart:label-cell-address="Sheet1.E1:Sheet1.E1" chart:class="chart:line">
            <chart:data-point chart:repeated="8"/>
          </chart:series>
          <chart:series chart:style-name="ch10" chart:values-cell-range-address="Sheet1.F2:Sheet1.F9" chart:label-cell-address="Sheet1.F1:Sheet1.F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simple &amp; OpenMP</text:p>
                <draw:g>
                  <svg:desc>Sheet1.B1:Sheet1.B1</svg:desc>
                </draw:g>
              </table:table-cell>
              <table:table-cell office:value-type="string">
                <text:p>C++ vectorized &amp; OpenMP</text:p>
                <draw:g>
                  <svg:desc>Sheet1.C1:Sheet1.C1</svg:desc>
                </draw:g>
              </table:table-cell>
              <table:table-cell office:value-type="string">
                <text:p>Julia simple</text:p>
                <draw:g>
                  <svg:desc>Sheet1.D1:Sheet1.D1</svg:desc>
                </draw:g>
              </table:table-cell>
              <table:table-cell office:value-type="string">
                <text:p>Julia vectorized</text:p>
                <draw:g>
                  <svg:desc>Sheet1.E1:Sheet1.E1</svg:desc>
                </draw:g>
              </table:table-cell>
              <table:table-cell office:value-type="string">
                <text:p>Julia standar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  <table:table-cell office:value-type="float" office:value="141">
                <text:p>141</text:p>
                <draw:g>
                  <svg:desc>Sheet1.D2:Sheet1.D4</svg:desc>
                </draw:g>
              </table:table-cell>
              <table:table-cell office:value-type="float" office:value="426.25">
                <text:p>426.25</text:p>
                <draw:g>
                  <svg:desc>Sheet1.E2:Sheet1.E9</svg:desc>
                </draw:g>
              </table:table-cell>
              <table:table-cell office:value-type="float" office:value="79.75">
                <text:p>79.75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">
                <text:p>19</text:p>
              </table:table-cell>
              <table:table-cell office:value-type="float" office:value="18.25">
                <text:p>18.25</text:p>
              </table:table-cell>
              <table:table-cell office:value-type="float" office:value="441.75">
                <text:p>441.75</text:p>
              </table:table-cell>
              <table:table-cell office:value-type="float" office:value="437.75">
                <text:p>437.75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494">
                <text:p>1494</text:p>
              </table:table-cell>
              <table:table-cell office:value-type="float" office:value="441.5">
                <text:p>441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2.75">
                <text:p>172.75</text:p>
              </table:table-cell>
              <table:table-cell office:value-type="float" office:value="156.5">
                <text:p>156.5</text:p>
              </table:table-cell>
              <table:table-cell office:value-type="float" office:value="NaN">
                <text:p>NaN</text:p>
              </table:table-cell>
              <table:table-cell office:value-type="float" office:value="442.25">
                <text:p>442.25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60.5">
                <text:p>360.5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449.25">
                <text:p>449.25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59">
                <text:p>559</text:p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623.5">
                <text:p>623.5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16.25">
                <text:p>816.25</text:p>
              </table:table-cell>
              <table:table-cell office:value-type="float" office:value="641.75">
                <text:p>641.75</text:p>
              </table:table-cell>
              <table:table-cell office:value-type="float" office:value="NaN">
                <text:p>NaN</text:p>
              </table:table-cell>
              <table:table-cell office:value-type="float" office:value="739.25">
                <text:p>739.25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069">
                <text:p>1069</text:p>
              </table:table-cell>
              <table:table-cell office:value-type="float" office:value="852.75">
                <text:p>85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